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953f38" officeooo:paragraph-rsid="001effba"/>
    </style:style>
    <style:style style:name="P2" style:family="paragraph" style:parent-style-name="Standard">
      <style:text-properties officeooo:rsid="00a090d2" officeooo:paragraph-rsid="001effba"/>
    </style:style>
    <style:style style:name="P3" style:family="paragraph" style:parent-style-name="Standard">
      <style:text-properties officeooo:rsid="00953f38" officeooo:paragraph-rsid="001effba"/>
    </style:style>
    <style:style style:name="P4" style:family="paragraph" style:parent-style-name="Standard">
      <style:text-properties officeooo:rsid="0096f807" officeooo:paragraph-rsid="001effba"/>
    </style:style>
    <style:style style:name="P5" style:family="paragraph" style:parent-style-name="Standard">
      <style:text-properties officeooo:rsid="0098b96e" officeooo:paragraph-rsid="001effba"/>
    </style:style>
    <style:style style:name="P6" style:family="paragraph" style:parent-style-name="Standard">
      <style:text-properties officeooo:rsid="009138d9" officeooo:paragraph-rsid="001effba"/>
    </style:style>
    <style:style style:name="P7" style:family="paragraph" style:parent-style-name="Standard">
      <style:text-properties officeooo:rsid="00991e2c" officeooo:paragraph-rsid="001effba"/>
    </style:style>
    <style:style style:name="P8" style:family="paragraph" style:parent-style-name="Standard">
      <style:text-properties officeooo:rsid="009aa5d1" officeooo:paragraph-rsid="001effba"/>
    </style:style>
    <style:style style:name="P9" style:family="paragraph" style:parent-style-name="Standard">
      <style:text-properties officeooo:rsid="009b660d" officeooo:paragraph-rsid="001effba"/>
    </style:style>
    <style:style style:name="P10" style:family="paragraph" style:parent-style-name="Standard">
      <style:text-properties officeooo:rsid="009c9785" officeooo:paragraph-rsid="001effba"/>
    </style:style>
    <style:style style:name="P11" style:family="paragraph" style:parent-style-name="Standard">
      <style:text-properties officeooo:rsid="009e28e0" officeooo:paragraph-rsid="001effba"/>
    </style:style>
    <style:style style:name="P12" style:family="paragraph" style:parent-style-name="Standard">
      <style:text-properties style:font-name="Dudu Cyryllic" officeooo:rsid="009e28e0" officeooo:paragraph-rsid="001effba"/>
    </style:style>
    <style:style style:name="P13" style:family="paragraph" style:parent-style-name="Standard">
      <style:text-properties style:font-name="Dudu Cyryllic" officeooo:rsid="009e3fd0" officeooo:paragraph-rsid="001effba"/>
    </style:style>
    <style:style style:name="P14" style:family="paragraph" style:parent-style-name="Standard">
      <style:text-properties style:font-name="Liberation Serif" fo:font-style="italic" officeooo:rsid="009e28e0" officeooo:paragraph-rsid="001effba" style:font-style-asian="italic" style:font-style-complex="italic"/>
    </style:style>
    <style:style style:name="P15" style:family="paragraph" style:parent-style-name="Standard">
      <style:text-properties style:font-name="Liberation Serif" fo:font-style="italic" officeooo:rsid="00a12016" officeooo:paragraph-rsid="001effba" style:font-style-asian="italic" style:font-style-complex="italic"/>
    </style:style>
    <style:style style:name="P16" style:family="paragraph" style:parent-style-name="Standard">
      <style:text-properties style:font-name="Liberation Serif" fo:font-style="italic" officeooo:rsid="009e3fd0" officeooo:paragraph-rsid="001effba" style:font-style-asian="italic" style:font-style-complex="italic"/>
    </style:style>
    <style:style style:name="P17" style:family="paragraph" style:parent-style-name="Standard">
      <style:text-properties officeooo:rsid="009e3fd0" officeooo:paragraph-rsid="001effba"/>
    </style:style>
    <style:style style:name="P18" style:family="paragraph" style:parent-style-name="Standard">
      <style:text-properties officeooo:rsid="009e53f3" officeooo:paragraph-rsid="001effba"/>
    </style:style>
    <style:style style:name="P19" style:family="paragraph" style:parent-style-name="Standard">
      <style:text-properties officeooo:rsid="009f483e" officeooo:paragraph-rsid="001effba"/>
    </style:style>
    <style:style style:name="T1" style:family="text">
      <style:text-properties officeooo:rsid="00f0b466"/>
    </style:style>
    <style:style style:name="T2" style:family="text">
      <style:text-properties officeooo:rsid="00da547c"/>
    </style:style>
    <style:style style:name="T3" style:family="text">
      <style:text-properties officeooo:rsid="001561a3"/>
    </style:style>
    <style:style style:name="T4" style:family="text">
      <style:text-properties officeooo:rsid="00eea20f"/>
    </style:style>
    <style:style style:name="T5" style:family="text">
      <style:text-properties officeooo:rsid="0098b96e"/>
    </style:style>
    <style:style style:name="T6" style:family="text">
      <style:text-properties officeooo:rsid="00991e2c"/>
    </style:style>
    <style:style style:name="T7" style:family="text">
      <style:text-properties officeooo:rsid="00d9c359"/>
    </style:style>
    <style:style style:name="T8" style:family="text">
      <style:text-properties officeooo:rsid="00ef19ed"/>
    </style:style>
    <style:style style:name="T9" style:family="text">
      <style:text-properties officeooo:rsid="009e28e0"/>
    </style:style>
    <style:style style:name="T10" style:family="text">
      <style:text-properties officeooo:rsid="009e3fd0"/>
    </style:style>
    <style:style style:name="T11" style:family="text">
      <style:text-properties officeooo:rsid="02ec5841"/>
    </style:style>
    <style:style style:name="T12" style:family="text">
      <style:text-properties officeooo:rsid="009e53f3"/>
    </style:style>
    <style:style style:name="T13" style:family="text">
      <style:text-properties officeooo:rsid="02ee44c8"/>
    </style:style>
    <style:style style:name="T14" style:family="text">
      <style:text-properties officeooo:rsid="009f4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В Новогоднюю ночь <text:s/>папа работал в третью смену, чтобы на Объекте не гасли огоньки на ёлках, а утром на работу ушла мама, чтобы из кухонных кранов текла вода.</text:p>
      <text:p text:style-name="P4">В наступившем году я проснулся поздно, когда папа уже <text:span text:style-name="T4">пришёл с работы</text:span>. <text:s/></text:p>
      <text:p text:style-name="P4">Он спросил кто вчера приходил <text:span text:style-name="T4">и</text:span> я сказал, что мамина новая подруга из квартиры наискосок.</text:p>
      <text:p text:style-name="P4">Потом я читал, сходил на каток, поиграть в хоккей в валенках; и как раз смотрел концерт <text:span text:style-name="T5">певицы </text:span>Майи Кристалинской, <text:span text:style-name="T5">как всегда в её широкой косынке на шее — скрыть следы жизненной драмы, когда с работы вернулась мама.</text:span></text:p>
      <text:p text:style-name="P5">Я выбежал <text:span text:style-name="T4">от телевизора </text:span>из комнаты родителей в прихожую, <text:span text:style-name="T4">куда</text:span>, оказывается, <text:s/>пришёл <text:span text:style-name="T4">и </text:span>папа с кухни; <text:span text:style-name="T4">он</text:span> стоял перед мамой, которая не успела ещё снять пальто.</text:p>
      <text:p text:style-name="P5">Дальше <text:span text:style-name="T4">произошло</text:span> что-то непонятное — они <text:span text:style-name="T4">всё так и </text:span>стояли, не двигаясь, и только папин<text:span text:style-name="T4">а</text:span> ладон<text:span text:style-name="T4">ь</text:span>, как-то сам<text:span text:style-name="T4">а</text:span> по себе, без размаха, ударили маму по щекам.</text:p>
      <text:p text:style-name="P5">Мама <text:span text:style-name="T4">проговорила</text:span>:</text:p>
      <text:p text:style-name="P5">- Коля, ты что?!- и заплакала слезами, которых я никогда у неё не видел.</text:p>
      <text:p text:style-name="P5">Папа стал кричать и показывать блюдце с папиросными и сигаретными окурками, которое он нашёл за занавесочкой на подоконнике кухонного окна.</text:p>
      <text:p text:style-name="P5">Мама говорила что-то про соседку, но папа отвечал, <text:span text:style-name="T4">что</text:span> та папирос не курит. </text:p>
      <text:p text:style-name="P5">Он резко оделся и, перед тем как выйти, крикнул:</text:p>
      <text:p text:style-name="P6">- <text:span text:style-name="T6">Ты ж клялась, что с ним и срать на одном гектаре не сядешь!</text:span></text:p>
      <text:p text:style-name="P7">Мама ушла на кухню, а потом к новой подруге в бывшей квартире Зиминых. </text:p>
      <text:p text:style-name="P7">Я оделся и опять пошёл на каток и по дороге встретил возвращавшихся оттуда брата с сестрой, но ничего им не стал говорить.</text:p>
      <text:p text:style-name="P7">На катке я пропадал до темна. </text:p>
      <text:p text:style-name="P7">Играть мне не хотелось, но и домой идти тоже; так и бродил вокруг поля или сидел в раздевалке возле печки.</text:p>
      <text:p text:style-name="P7">Когда совсем <text:span text:style-name="T4">уже</text:span> стемнело, ко мне подошла Наташа и сказала, что мама и брат ждут меня на дороге и что дома папа повалил на пол ёлку и пнул Саньку ногой, а сейчас мы пойдём ночевать к знакомым.</text:p>
      <text:p text:style-name="P7"/>
      <text:p text:style-name="P7">Под фонарями над <text:span text:style-name="T7">пустой </text:span>объездной дорогой мы вчетвером прошли к пятиэтажке и мама постучала в дверь квартиры на первом этаже. </text:p>
      <text:p text:style-name="P7">Там жила семья офицера с двумя детьми. Мальчика я знал по школе, но его сестра была из слишком старшего класса.</text:p>
      <text:p text:style-name="P8">Мама принесла с собой бутерброды, но есть мне не хотелось. </text:p>
      <text:p text:style-name="P8">Она и брат с сестрой легли спать на раздвижном диване, а мне постелили на ковре рядом с книжным шкафом. </text:p>
      <text:p text:style-name="P8"><text:span text:style-name="T7">Через его</text:span> стеклянные дверцы и я высмотрел книгу «Капитан Сорви-Голова» Луи Буссенара <text:span text:style-name="T7">и </text:span>попросил разрешения почитать <text:span text:style-name="T7">пока до ковра доходит свет из кухни</text:span>.</text:p>
      <text:p text:style-name="P9">Утром мы ушли оттуда и пересекли двор Квартала к дальнему угловому зданию. </text:p>
      <text:p text:style-name="P9">Я знал, что это общежитие офицеров, но никогда туда не заходил.</text:p>
      <text:p text:style-name="P9">На втором этаже в длинном коридоре мама сказала нам подождать, потому что ей надо поговорить с дядей, имени которого я совершенно не помню.</text:p>
      <text:p text:style-name="P9">Мы втроём молча подождали пока она не вернулась и не повела нас домой.</text:p>
      <text:p text:style-name="P9">Она открыла запертую дверь. Из прихожей через распахнутую дверь в комнату родителей виднелась ёлка в игрушках, что валялась на боку перед балконной дверью.</text:p>
      <text:p text:style-name="P9">Шкаф стоял нараспашку, а перед ним мягкий холмик из маминых одежд, разодранных от верха до низа.</text:p>
      <text:p text:style-name="P10">Папы дома не было целую неделю.</text:p>
      <text:p text:style-name="P10">Потом Наташа сказала, что завтра он придёт — так и случилось. </text:p>
      <text:p text:style-name="P10">И мы стали жить дальше...</text:p>
      <text:p text:style-name="P10"><text:soft-page-break/></text:p>
      <text:p text:style-name="P10">Когда настало время снова ходить в школу, оказалось, что перед каникулами я забыл в портфеле газетный свёрток с <text:span text:style-name="T7">несъеденным </text:span>бутербродом. </text:p>
      <text:p text:style-name="P10">Ветчина испортилась и провоняла весь портфель. </text:p>
      <text:p text:style-name="P10">Мама помыла его изнутри с мылом, но запах так до конца и не ушёл.</text:p>
      <text:p text:style-name="P10">В школе объявили сбор макулатуры и мы, пионеры, после занятий ходили по домам кварталов и пятиэтажек, стучали <text:s/>в двери и спрашивали нет ли у них макулатуры. </text:p>
      <text:p text:style-name="P10">Иногда нам давали кипы газет и журналов, но в угловое общежитие Квартала я не пошёл.</text:p>
      <text:p text:style-name="P10">Зато в библиотеке части нам отдали несколько стопок книг. </text:p>
      <text:p text:style-name="P10">Некоторые совсем целые, у других чуть надорванные обложки, как у «Последнего из Могикан» с гравюрами-картинками. <text:s/></text:p>
      <text:p text:style-name="P10">Однажды вечером, когда мы играли в прятки в снеговых туннелях вдоль бортов катка, один мальчик постарше сказал, будто <text:span text:style-name="T8">он с</text:span>может поднять пять человек <text:span text:style-name="T8">за раз</text:span>. <text:span text:style-name="T9">Запросто.</text:span></text:p>
      <text:p text:style-name="P11">Я начал говорить, что это невозможно и мы с ним поспорили на что-то. </text:p>
      <text:p text:style-name="P11">Он сказал, что эти пять человек должны улечься поплотнее, чтобы удобней ухватить. </text:p>
      <text:p text:style-name="P11">Мы <text:span text:style-name="T7">с ним, как спорщики, </text:span>и ещё несколько мальчиков отошли к Бугорку, куда не падал свет от фонарей над катком, зато было ровное место. </text:p>
      <text:p text:style-name="P11">Я лёг на снег и раскинул руки и ноги, как он объяснял и на них навалилось по мальчику — всех вместе пять. </text:p>
      <text:p text:style-name="P11">Только он не стал подымать. Я почувствовал, как чужие пальцы расстёгивают мне штаны и лезут в трусы. Но сбросить четверых мальчиков мне было не под силу и я только орал не помню что.</text:p>
      <text:p text:style-name="P11">Потом вдруг я оказался на свободе, потому что они все убежали.</text:p>
      <text:p text:style-name="P11">Я застегнулся и пошёл домой злясь на себя, что так запросто купился на дурацкую шутку. Опять ходил с чайником на клотик.</text:p>
      <text:p text:style-name="P12"/>
      <text:p text:style-name="P14"><text:span text:style-name="T7">(...и</text:span> лишь совсем недавно мне вдруг дошло, что это был<text:span text:style-name="T8">а не</text:span> зл<text:span text:style-name="T8">ая</text:span> шутк<text:span text:style-name="T8">а</text:span> типа «показать Москву», <text:span text:style-name="T8">а</text:span> проверк<text:span text:style-name="T8">а</text:span> подозрений вызванных моим маскарадным костюмом <text:span text:style-name="T10">на Новый год.</text:span></text:p>
      <text:p text:style-name="P15">Смешно сказать — почти целая жизнь прошла пока догадался. <text:s/></text:p>
      <text:p text:style-name="P15">И это уже третья, но, пожалуй, главная из моих ахиллесовых пяток — тугодумство<text:span text:style-name="T10">...)</text:span> </text:p>
      <text:p text:style-name="P15"/>
      <text:p text:style-name="P17">П<text:span text:style-name="T7">о дороге из школы, </text:span>мой друг Юра Николаенко рассказал мне новость, <text:s/>что на стенде возле Дома офицеров нарисовали карикатуру на мою маму. </text:p>
      <text:p text:style-name="P17">Она там задаёт себе вопрос — пойти к любовнику, или к мужу?</text:p>
      <text:p text:style-name="P17">Я ничего ему не ответил, но больше месяца и близко не проходил мимо Дома офицеров. </text:p>
      <text:p text:style-name="P17">Потом, конечно же, пришлось, потому что там показывали «Железную Маску» с Жаном Марэ в роли Д'Aртаньяна.</text:p>
      <text:p text:style-name="P17">Перед сеансом, как-то весь внутренне сжимаясь, я подошёл к стенду, но там <text:span text:style-name="T11">уже </text:span>висела <text:span text:style-name="T11">новая </text:span>карикатура на пьяного водителя <text:span text:style-name="T8">в зелёной телогрейке</text:span>, а его жена и дети пла<text:span text:style-name="T11">чут</text:span> синими слезами.</text:p>
      <text:p text:style-name="P13"/>
      <text:p text:style-name="P16"><text:span text:style-name="T2">(...м</text:span>не полегчало, но почему-то я до сих пор вижу ту карикатуру <text:span text:style-name="T11">на мою маму</text:span>, которую никогда <text:span text:style-name="T2">и в глаза </text:span>не видел: <text:span text:style-name="T2">там</text:span> у мамы острый нос и она гадает на пальцах с красными от маникюра ногтями — туда, или сюда?</text:p>
      <text:p text:style-name="P16">Нет, Юра Николаенко мне не описывал <text:span text:style-name="T11">картинку</text:span>, а только передал какая подпись...<text:span text:style-name="T2">)</text:span></text:p>
      <text:p text:style-name="P16"/>
      <text:p text:style-name="P17">Весной у папы на работе состоялось собрание и он вернулся оттуда расстроенный, потому что <text:span text:style-name="T12">опять начались сокращения и там сказали — если сокращать, то кого же как не его?</text:span></text:p>
      <text:p text:style-name="P18">Так мы начали упаковывать вещи для погрузки их в железный контейнер. Но грузить их остался папа, а мы вчетвером выехали на пару недель раньше.</text:p>
      <text:p text:style-name="P18">Вечером накануне отъезда я был в комнате у маминой подруги наискосок через площадку, сидел там на диване с толстой книгой, где описывалась биография какого-то <text:soft-page-break/>дореволюционного писателя. <text:s/></text:p>
      <text:p text:style-name="P18">Это я отдал ей книгу, принесённую из библиотечной макулатуры.</text:p>
      <text:p text:style-name="P18">Я раскрыл её где-то посредине и вписал на полях «мы уезжаем». </text:p>
      <text:p text:style-name="P18">Потом мне вспомнил<text:span text:style-name="T13">ся </text:span><text:s/>принцип создания мультфильмов — если на нескольких страницах написать по одной букве слова, а потом согнуть их и отпус<text:span text:style-name="T8">кать по одной</text:span>, чтоб <text:span text:style-name="T13">они </text:span>быстро <text:span text:style-name="T8">и поочерёдно </text:span>пролистались, то <text:span text:style-name="T14">буквы пробегут</text:span>, <text:span text:style-name="T14">сменяя друг друга и складываясь в это слово.</text:span></text:p>
      <text:p text:style-name="P19">Тогда я побуквенно вписал на уголках страниц «я-С-е-р-г-е-й-О-г-о-л-ь-ц-ов-у-е-з-ж-а-ю».</text:p>
      <text:p text:style-name="P19">Но мультфильма не получилось, да и ладно, <text:span text:style-name="T8">не очень-то и <text:s/>хотелось</text:span>. </text:p>
      <text:p text:style-name="P19">Я захлопнул книгу, оставил её на диване и ушёл.</text:p>
      <text:p text:style-name="P19"/>
      <text:p text:style-name="P19">Рано утром из Квартала отправился автобус до станции Валдай.</text:p>
      <text:p text:style-name="P19">Кроме нас четверых ехали ещё какие-то отпускники.</text:p>
      <text:p text:style-name="P19">Когда автобус спускался по дороге из бетонных плит, мама вдруг спросила <text:s/>меня — с кем нам лучше жить дальше: с папой или дядей, имя которого я совершенно не помню.</text:p>
      <text:p text:style-name="P19">Я сказал «мама! не надо нам никого! я работать пойду, буду тебе помогать», но она промолчала. </text:p>
      <text:p text:style-name="P19">Это были не просто слова — я верил в то, что говорю, но мама лучше меня знала трудовое законодательство.</text:p>
      <text:p text:style-name="P19">Когда спуск кончился <text:span text:style-name="T8">то</text:span>, <text:span text:style-name="T8">на</text:span> поворот<text:span text:style-name="T8">е</text:span> к насосной и КПП, автобус остановился и в него зашёл дядя, <text:span text:style-name="T8">про которого спрашивала мама</text:span>. </text:p>
      <text:p text:style-name="P2">Он подошёл к <text:span text:style-name="T8">ней</text:span>, взял её за руку <text:span text:style-name="T8">и</text:span> что-то говорил.</text:p>
      <text:p text:style-name="P2">Я отвернулся <text:span text:style-name="T13">и стал </text:span>смотреть в окно. </text:p>
      <text:p text:style-name="P2">Он вышел, автобус захлопнул двери и поехал дальше.</text:p>
      <text:p text:style-name="P2">Мы подъехали к белым воротам КПП, часовые проверили нас <text:span text:style-name="T8">и</text:span> отпускник<text:span text:style-name="T1">ов и открыли</text:span> ворота,<text:span text:style-name="T1"> чтобы выпустить автобус за Зону</text:span>.</text:p>
      <text:p text:style-name="P2"/>
      <text:p text:style-name="P2">Мне было <text:span text:style-name="T1">совершенно </text:span>ясно, что <text:span text:style-name="T1">никогда уж не вернусь сюда</text:span>, <text:span text:style-name="T1">просто</text:span> <text:span text:style-name="T2">пока</text:span> ещё не знал, что <text:span text:style-name="T3">это я покидаю </text:span><text:s/>детств<text:span text:style-name="T3">о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8:44:22.737321440</meta:creation-date>
    <dc:date>2017-02-28T18:44:31.723805621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76" meta:word-count="1310" meta:character-count="7838" meta:non-whitespace-character-count="6552"/>
    <meta:generator>LibreOffice/4.3.3.2$Linux_x86 LibreOffice_project/430m0$Build-2</meta:generator>
  </office:meta>
</office:document-meta>
</file>